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.</text:span></text:p>
      <text:p text:style-name="P1"><text:span text:style-name="T98"/></text:p>
      <text:p text:style-name="P1"><text:span text:style-name="T99">Template Method Pattern:</text:span></text:p>
      <text:p text:style-name="P1"><text:span text:style-name="T100"/></text:p>
      <text:p text:style-name="P1"><text:span text:style-name="T101">1.Create an abstract class "Game" with template methods "initialize," "startPlay," and "endPlay."</text:span></text:p>
      <text:p text:style-name="P1"><text:span text:style-name="T101">2.Implement classes like "Football" and "Basketball" that extend the "Game" class.</text:span></text:p>
      <text:p text:style-name="P1"><text:span text:style-name="T102"/></text:p>
      <text:p text:style-name="P1"><text:span text:style-name="T103">Prototype Pattern:</text:span></text:p>
      <text:p text:style-name="P1"><text:span text:style-name="T104"/></text:p>
      <text:p text:style-name="P1"><text:span text:style-name="T105">1.Implement a prototype pattern for creating copies of objects.</text:span></text:p>
      <text:p text:style-name="P1"><text:span text:style-name="T105">2.Clone objects using the prototype pattern.</text:span><text:span text:style-name="T106"/></text:p>
      <text:p text:style-name="P1"><text:span text:style-name="T107"/></text:p>
      <text:p text:style-name="P1"><text:span text:style-name="T108">Bridge Pattern:</text:span></text:p>
      <text:p text:style-name="P1"><text:span text:style-name="T109"/></text:p>
      <text:p text:style-name="P1"><text:span text:style-name="T110">1.Define an interface "Color" with a method "fill."</text:span></text:p>
      <text:p text:style-name="P1"><text:span text:style-name="T110">2.Implement concrete classes like "Red" and "Blue" that implement the "Color" interface.</text:span></text:p>
      <text:p text:style-name="P1"><text:span text:style-name="T110">3.Create an abstract class "Shape" that uses the "Color" interface and implement concrete shapes.</text:span></text:p>
      <text:p text:style-name="P1"><text:span text:style-name="T111"/></text:p>
      <text:p text:style-name="P1"><text:span text:style-name="T112">Composite Pattern:</text:span></text:p>
      <text:p text:style-name="P1"><text:span text:style-name="T113"/></text:p>
      <text:p text:style-name="P1"><text:span text:style-name="T114">1.Create an interface "Component" with a method "display."</text:span></text:p>
      <text:p text:style-name="P1"><text:span text:style-name="T114">2.Implement classes like "Leaf" and "Composite" that implement the "Component" interface.</text:span></text:p>
      <text:p text:style-name="P1"><text:span text:style-name="T115"/></text:p>
      <text:p text:style-name="P1"><text:span text:style-name="T116">Adapter Pattern:</text:span></text:p>
      <text:p text:style-name="P1"><text:span text:style-name="T117"/></text:p>
      <text:p text:style-name="P1"><text:span text:style-name="T118">1.Create an interface "Target" with a method "request."</text:span></text:p>
      <text:p text:style-name="P1"><text:span text:style-name="T118">2.Implement classes like "Adaptee" that have a method incompatible with "Target."</text:span></text:p>
      <text:p text:style-name="P1"><text:span text:style-name="T118">3.Create an adapter class to make "Adaptee" compatible with "Target."</text:span></text:p>
      <text:p text:style-name="P1"><text:span text:style-name="T119"/></text:p>
      <text:p text:style-name="P1"><text:span text:style-name="T120">Mediator Pattern:</text:span></text:p>
      <text:p text:style-name="P1"><text:span text:style-name="T121"/></text:p>
      <text:p text:style-name="P1"><text:span text:style-name="T122">1.Define a "Mediator" interface with methods for communication between components.</text:span></text:p>
      <text:p text:style-name="P1"><text:span text:style-name="T122">2.Implement classes like "Colleague" that communicate through the mediator.</text:span></text:p>
      <text:p text:style-name="P1"><text:span text:style-name="T123"/></text:p>
      <text:p text:style-name="P1"><text:span text:style-name="T124">Visitor Pattern:</text:span></text:p>
      <text:p text:style-name="P1"><text:span text:style-name="T125"/></text:p>
      <text:p text:style-name="P1"><text:span text:style-name="T126">1.Create an interface "Visitor" with methods to visit different elements.</text:span></text:p>
      <text:p text:style-name="P1"><text:span text:style-name="T126">2.Implement classes like "ElementA" and "ElementB" that accept visitors.</text:span></text:p>
      <text:p text:style-name="P1"><text:span text:style-name="T127"/></text:p>
      <text:p text:style-name="P1"><text:span text:style-name="T128">Composite Pattern:</text:span></text:p>
      <text:p text:style-name="P1"><text:span text:style-name="T129"/></text:p>
      <text:p text:style-name="P1"><text:span text:style-name="T130">1.Define a "Component" interface with methods to add and remove components.</text:span></text:p>
      <text:p text:style-name="P1"><text:span text:style-name="T130">2.Implement classes like "Leaf" and "Composite" that implement the "Component" interface.</text:span></text:p>
      <text:p text:style-name="P1"><text:span text:style-name="T131"/></text:p>
      <text:p text:style-name="P1"><text:span text:style-name="T132">Command Pattern:</text:span></text:p>
      <text:p text:style-name="P1"><text:span text:style-name="T133"/></text:p>
      <text:p text:style-name="P1"><text:span text:style-name="T134">1.Create a remote control that can execute different commands.</text:span></text:p>
      <text:p text:style-name="P1"><text:span text:style-name="T134">2.Implement commands like "TurnOnCommand" and "TurnOffCommand" for various devices.</text:span><text:span text:style-name="T135"/></text:p>
      <text:p text:style-name="P1"><text:span text:style-name="T136"/></text:p>
      <text:p text:style-name="P1"><text:span text:style-name="T137">Observer Pattern:</text:span></text:p>
      <text:p text:style-name="P1"><text:span text:style-name="T138"/></text:p>
      <text:p text:style-name="P1"><text:span text:style-name="T139">1.Implement a stock market system where different observers receive updates on stock prices.</text:span></text:p>
      <text:p text:style-name="P1"><text:span text:style-name="T139">2.Notify observers when stock prices change.</text:span></text:p>
      <text:p text:style-name="P1"><text:span text:style-name="T140"/></text:p>
      <text:p text:style-name="P1"><text:span text:style-name="T141">Proxy Pattern:</text:span></text:p>
      <text:p text:style-name="P1"><text:span text:style-name="T142"/></text:p>
      <text:p text:style-name="P1"><text:span text:style-name="T143">1.Create a proxy for a costly resource, allowing access only if certain conditions are met.</text:span></text:p>
      <text:p text:style-name="P1"><text:span text:style-name="T143">2.Use the proxy to control access to the resource.</text:span><text:span text:style-name="T144"/></text:p>
      <text:p text:style-name="P1"><text:span text:style-name="T145"/></text:p>
      <text:p text:style-name="P1"><text:span text:style-name="T146">Factory Method:</text:span></text:p>
      <text:p text:style-name="P1"><text:span text:style-name="T147"/></text:p>
      <text:p text:style-name="P1"><text:span text:style-name="T148">1.Implement a factory method to create different types of vehicles.</text:span></text:p>
      <text:p text:style-name="P1"><text:span text:style-name="T148">2.Create instances of vehicles using the factory method.</text:span></text:p>
      <text:p text:style-name="P1"><text:span text:style-name="T149"/></text:p>
      <text:p text:style-name="P1"><text:span text:style-name="T150">State Pattern:</text:span></text:p>
      <text:p text:style-name="P1"><text:span text:style-name="T151"/></text:p>
      <text:p text:style-name="P1"><text:span text:style-name="T152">1.Create a context class representing a traffic light that changes its state.</text:span></text:p>
      <text:p text:style-name="P1"><text:span text:style-name="T152">2.Implement states like "Red," "Yellow," and "Green."</text:span></text:p>
      <text:p text:style-name="P1"><text:span text:style-name="T153"/></text:p>
      <text:p text:style-name="P1"><text:span text:style-name="T154">Abstract Factory:</text:span></text:p>
      <text:p text:style-name="P1"><text:span text:style-name="T155"/></text:p>
      <text:p text:style-name="P1"><text:span text:style-name="T156">1.Define an abstract factory for creating furniture.</text:span></text:p>
      <text:p text:style-name="P1"><text:span text:style-name="T156">2.Implement concrete factories for modern and Victorian furniture</text:span><text:span text:style-name="T157">.</text:span></text:p>
      <text:p text:style-name="P1"><text:span text:style-name="T158"/></text:p>
      <text:p text:style-name="P1"><text:span text:style-name="T159">Chain of Responsibility:</text:span></text:p>
      <text:p text:style-name="P1"><text:span text:style-name="T160"/></text:p>
      <text:p text:style-name="P1"><text:span text:style-name="T161">1.Create a chain of loggers to process log messages.</text:span></text:p>
      <text:p text:style-name="P1"><text:span text:style-name="T161">2.Each logger decides whether to handle the message or pass it to the next logger.</text:span></text:p>
      <text:p text:style-name="P1"><text:span text:style-name="T162"/></text:p>
      <text:p text:style-name="P1"><text:span text:style-name="T163">Decorator Pattern:</text:span></text:p>
      <text:p text:style-name="P1"><text:span text:style-name="T164"/></text:p>
      <text:p text:style-name="P1"><text:span text:style-name="T165">1.Implement a text editor with decorators like "Bold" and "Italic" to modify the text.</text:span></text:p>
      <text:p text:style-name="P1"><text:span text:style-name="T165">2.Apply multiple decorators to the text</text:span><text:span text:style-name="T166">.</text:span></text:p>
      <text:p text:style-name="P1"><text:span text:style-name="T167"/></text:p>
      <text:p text:style-name="P1"><text:span text:style-name="T168">Bridge Pattern:</text:span></text:p>
      <text:p text:style-name="P1"><text:span text:style-name="T169"/></text:p>
      <text:p text:style-name="P1"><text:span text:style-name="T170">1.Define a bridge between different drawing shapes and rendering engines.</text:span></text:p>
      <text:p text:style-name="P1"><text:span text:style-name="T170">2.Implement concrete shapes and rendering engines.</text:span></text:p>
      <text:p text:style-name="P1"><text:span text:style-name="T171"/></text:p>
      <text:p text:style-name="P1"><text:span text:style-name="T172">Composite Pattern:</text:span></text:p>
      <text:p text:style-name="P1"><text:span text:style-name="T173"/></text:p>
      <text:p text:style-name="P1"><text:span text:style-name="T174">1.Create a file system representation using the composite pattern.</text:span></text:p>
      <text:p text:style-name="P1"><text:span text:style-name="T174">2.Implement classes like "File" and "Directory."</text:span></text:p>
      <text:p text:style-name="P1"><text:span text:style-name="T175"/></text:p>
      <text:p text:style-name="P1"><text:span text:style-name="T176">Strategy Pattern:</text:span></text:p>
      <text:p text:style-name="P1"><text:span text:style-name="T177"/></text:p>
      <text:p text:style-name="P1"><text:span text:style-name="T178">1.Implement a billing system that uses different billing strategies based on customer type.</text:span></text:p>
      <text:p text:style-name="P1"><text:span text:style-name="T178">2.Define strategies like "NormalBilling" and "DiscountBilling."</text:span></text:p>
      <text:p text:style-name="P1"><text:span text:style-name="T179"/></text:p>
      <text:p text:style-name="P1"><text:span text:style-name="T180">Visitor Pattern:</text:span></text:p>
      <text:p text:style-name="P1"><text:span text:style-name="T181"/></text:p>
      <text:p text:style-name="P1"><text:span text:style-name="T182">1.Create a document structure and implement a visitor to perform operations on the document elements.</text:span></text:p>
      <text:p text:style-name="P1"><text:span text:style-name="T182">2.Define elements like "Paragraph" and "Image."</text:span></text:p>
      <text:p text:style-name="P1"><text:span text:style-name="T183"/></text:p>
      <text:p text:style-name="P1"><text:span text:style-name="T184">State Pattern:</text:span></text:p>
      <text:p text:style-name="P1"><text:span text:style-name="T185"/></text:p>
      <text:p text:style-name="P1"><text:span text:style-name="T186">1.Implement a vending machine with different states like "NoCoinState" and "HasCoinState."</text:span></text:p>
      <text:p text:style-name="P1"><text:span text:style-name="T186">2.Change the vending machine state based on user actions.</text:span></text:p>
      <text:p text:style-name="P1"><text:span text:style-name="T187"/></text:p>
      <text:p text:style-name="P1"><text:span text:style-name="T188">Abstract Factory:</text:span></text:p>
      <text:p text:style-name="P1"><text:span text:style-name="T189"/></text:p>
      <text:p text:style-name="P1"><text:span text:style-name="T190">1.Define an abstract factory for creating UI components.</text:span></text:p>
      <text:p text:style-name="P1"><text:span text:style-name="T190">2.Implement concrete factories for desktop and mobile UIs.</text:span></text:p>
      <text:p text:style-name="P1"><text:span text:style-name="T191"/></text:p>
      <text:p text:style-name="P1"><text:span text:style-name="T192">Observer Pattern:</text:span></text:p>
      <text:p text:style-name="P1"><text:span text:style-name="T193"/></text:p>
      <text:p text:style-name="P1"><text:span text:style-name="T194">1.Implement a weather station where different observers receive updates on temperature and humidity.</text:span></text:p>
      <text:p text:style-name="P1"><text:span text:style-name="T194">2.Notify observers when weather conditions change.</text:span></text:p>
      <text:p text:style-name="P1"><text:span text:style-name="T195"/></text:p>
      <text:p text:style-name="P1"><text:span text:style-name="T196">Command Pattern:</text:span></text:p>
      <text:p text:style-name="P1"><text:span text:style-name="T197"/></text:p>
      <text:p text:style-name="P1"><text:span text:style-name="T198">1.Create a remote control for a smart home with different commands for controlling devices.</text:span></text:p>
      <text:p text:style-name="P1"><text:span text:style-name="T198">2.Implement commands like "TurnOnLightsCommand" and "TurnOffACCommand."</text:span></text:p>
      <text:p text:style-name="P1"><text:span text:style-name="T199"/></text:p>
      <text:p text:style-name="P1"><text:span text:style-name="T200">Prototype Pattern:<text:tab/></text:span></text:p>
      <text:p text:style-name="P1"><text:span text:style-name="T201"/></text:p>
      <text:p text:style-name="P1"><text:span text:style-name="T202">1.Implement a prototype pattern for creating different types of animals.</text:span></text:p>
      <text:p text:style-name="P1"><text:span text:style-name="T202">2.Clone animal objects using the prototype pattern.</text:span></text:p>
      <text:p text:style-name="P1"><text:span text:style-name="T203"/></text:p>
      <text:p text:style-name="P1"><text:span text:style-name="T203"/></text:p>
      <text:p text:style-name="P1"><text:span text:style-name="T203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